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4cm" fo:min-width="1.137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2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6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2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1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9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7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1.364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628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1.691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2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2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26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44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84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0.654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1.496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3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loext:graphic-properties draw:fill="solid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81cm" svg:height="0.623cm" svg:x="10.827cm" svg:y="12.378cm">
          <draw:text-box>
            <text:p><text:span text:style-name="T1">STR(template name)</text:span></text:p>
          </draw:text-box>
        </draw:frame>
        <draw:frame draw:style-name="gr2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3" draw:text-style-name="P2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4" draw:text-style-name="P1" draw:layer="layout" svg:width="1.687cm" svg:height="1.267cm" svg:x="5.002cm" svg:y="5.3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5" draw:text-style-name="P1" draw:layer="layout" svg:width="2.186cm" svg:height="0.623cm" svg:x="3.909cm" svg:y="8.074cm">
          <draw:text-box>
            <text:p><text:span text:style-name="T1">INT(channel)</text:span></text:p>
          </draw:text-box>
        </draw:frame>
        <draw:frame draw:style-name="gr6" draw:text-style-name="P1" draw:layer="layout" svg:width="1.204cm" svg:height="0.623cm" svg:x="10.428cm" svg:y="8.518cm">
          <draw:text-box>
            <text:p><text:span text:style-name="T1">cycle</text:span></text:p>
          </draw:text-box>
        </draw:frame>
        <draw:frame draw:style-name="gr7" draw:text-style-name="P1" draw:layer="layout" svg:width="3.227cm" svg:height="0.623cm" svg:x="10.827cm" svg:y="19.878cm">
          <draw:text-box>
            <text:p><text:span text:style-name="T1">STR(schedule name)</text:span></text:p>
          </draw:text-box>
        </draw:frame>
        <draw:frame draw:style-name="gr1" draw:text-style-name="P1" draw:layer="layout" svg:width="3.181cm" svg:height="0.623cm" svg:x="10.827cm" svg:y="18.217cm">
          <draw:text-box>
            <text:p><text:span text:style-name="T1">STR(template name)</text:span></text:p>
          </draw:text-box>
        </draw:frame>
        <draw:frame draw:style-name="gr2" draw:text-style-name="P1" draw:layer="layout" svg:width="1.89cm" svg:height="0.623cm" svg:x="10.827cm" svg:y="16.63cm">
          <draw:text-box>
            <text:p><text:span text:style-name="T1">INT(day #)</text:span></text:p>
          </draw:text-box>
        </draw:frame>
        <draw:frame draw:style-name="gr5" draw:text-style-name="P1" draw:layer="layout" svg:width="2.186cm" svg:height="0.623cm" svg:x="7.697cm" svg:y="15.843cm">
          <draw:text-box>
            <text:p><text:span text:style-name="T1">INT(channel)</text:span></text:p>
          </draw:text-box>
        </draw:frame>
        <draw:frame draw:style-name="gr8" draw:text-style-name="P1" draw:layer="layout" svg:width="1.687cm" svg:height="0.623cm" svg:x="8.232cm" svg:y="19.186cm">
          <draw:text-box>
            <text:p><text:span text:style-name="T1">schedule</text:span></text:p>
          </draw:text-box>
        </draw:frame>
        <draw:frame draw:style-name="gr9" draw:text-style-name="P1" draw:layer="layout" svg:width="1.483cm" svg:height="0.623cm" svg:x="8.281cm" svg:y="17.516cm">
          <draw:text-box>
            <text:p><text:span text:style-name="T1">templet</text:span></text:p>
          </draw:text-box>
        </draw:frame>
        <draw:frame draw:style-name="gr10" draw:text-style-name="P1" draw:layer="layout" svg:width="1.085cm" svg:height="0.623cm" svg:x="3.778cm" svg:y="18.32cm">
          <draw:text-box>
            <text:p><text:span text:style-name="T1">load</text:span></text:p>
          </draw:text-box>
        </draw:frame>
        <draw:frame draw:style-name="gr11" draw:text-style-name="P1" draw:layer="layout" svg:width="1.153cm" svg:height="0.623cm" svg:x="3.632cm" svg:y="13.715cm">
          <draw:text-box>
            <text:p><text:span text:style-name="T1">save</text:span></text:p>
          </draw:text-box>
        </draw:frame>
        <draw:frame draw:style-name="gr12" draw:text-style-name="P1" draw:layer="layout" svg:width="1.759cm" svg:height="0.623cm" svg:x="3.088cm" svg:y="21.457cm">
          <draw:text-box>
            <text:p><text:span text:style-name="T1">INT(hour)</text:span></text:p>
          </draw:text-box>
        </draw:frame>
        <draw:frame draw:style-name="gr13" draw:text-style-name="P1" draw:layer="layout" svg:width="0.933cm" svg:height="0.991cm" svg:x="3.852cm" svg:y="11.086cm">
          <draw:text-box>
            <text:p><text:span text:style-name="T1">set</text:span></text:p>
          </draw:text-box>
        </draw:frame>
        <draw:frame draw:style-name="gr14" draw:text-style-name="P1" draw:layer="layout" svg:width="1.914cm" svg:height="0.623cm" svg:x="12.02cm" svg:y="24.91cm">
          <draw:text-box>
            <text:p><text:span text:style-name="T1">humidity</text:span></text:p>
          </draw:text-box>
        </draw:frame>
        <draw:frame draw:style-name="gr15" draw:text-style-name="P1" draw:layer="layout" svg:width="1.327cm" svg:height="0.623cm" svg:x="12.337cm" svg:y="22.898cm">
          <draw:text-box>
            <text:p><text:span text:style-name="T1">temp</text:span></text:p>
          </draw:text-box>
        </draw:frame>
        <draw:frame draw:style-name="gr16" draw:text-style-name="P1" draw:layer="layout" svg:width="2.178cm" svg:height="1.267cm" svg:x="10.827cm" svg:y="21.0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7" draw:text-style-name="P1" draw:layer="layout" svg:width="2.178cm" svg:height="0.623cm" svg:x="14.89cm" svg:y="22.921cm">
          <draw:text-box>
            <text:p><text:span text:style-name="T1">INT(temp)</text:span></text:p>
          </draw:text-box>
        </draw:frame>
        <draw:frame draw:style-name="gr18" draw:text-style-name="P1" draw:layer="layout" svg:width="2.254cm" svg:height="0.623cm" svg:x="14.831cm" svg:y="24.857cm">
          <draw:text-box>
            <text:p><text:span text:style-name="T1">INT(humidity)</text:span></text:p>
          </draw:text-box>
        </draw:frame>
        <draw:frame draw:style-name="gr8" draw:text-style-name="P1" draw:layer="layout" svg:width="1.687cm" svg:height="0.623cm" svg:x="8.149cm" svg:y="14.61cm">
          <draw:text-box>
            <text:p><text:span text:style-name="T1">schedule</text:span></text:p>
          </draw:text-box>
        </draw:frame>
        <draw:frame draw:style-name="gr19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20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20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21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12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22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23" draw:text-style-name="P4" xml:id="id1" draw:id="id1" draw:layer="layout" svg:width="1.11cm" svg:height="1.109cm" svg:x="3.103cm" svg:y="1.76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2" draw:id="id2" draw:layer="layout" svg:width="1.109cm" svg:height="1.109cm" svg:x="6.253cm" svg:y="1.761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3" draw:id="id3" draw:layer="layout" svg:width="1.108cm" svg:height="1.109cm" svg:x="9.864cm" svg:y="1.761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4" draw:id="id4" draw:layer="layout" svg:width="1.108cm" svg:height="1.115cm" svg:x="13.524cm" svg:y="1.761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5" draw:id="id5" draw:layer="layout" svg:width="1.108cm" svg:height="1.107cm" svg:x="17.295cm" svg:y="1.761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26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26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26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27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28" draw:text-style-name="P1" draw:layer="layout" svg:width="1.403cm" svg:height="0.623cm" svg:x="10.293cm" svg:y="7.167cm">
          <draw:text-box draw:corner-radius="0.157cm">
            <text:p><text:span text:style-name="T1">sensor</text:span></text:p>
          </draw:text-box>
        </draw:frame>
        <draw:frame draw:style-name="gr29" draw:text-style-name="P1" draw:layer="layout" svg:width="2.347cm" svg:height="0.927cm" svg:x="9.83cm" svg:y="5.911cm">
          <draw:text-box>
            <text:p><text:span text:style-name="T1">INT(sensor id)</text:span></text:p>
          </draw:text-box>
        </draw:frame>
        <draw:frame draw:style-name="gr30" draw:text-style-name="P1" draw:layer="layout" svg:width="1.204cm" svg:height="0.623cm" svg:x="3.818cm" svg:y="2.914cm">
          <draw:text-box>
            <text:p><text:span text:style-name="T1">clock</text:span></text:p>
          </draw:text-box>
        </draw:frame>
        <draw:frame draw:style-name="gr31" draw:text-style-name="P1" draw:layer="layout" svg:width="2.046cm" svg:height="0.623cm" svg:x="6.569cm" svg:y="21.527cm">
          <draw:text-box>
            <text:p><text:span text:style-name="T1">INT(minute)</text:span></text:p>
          </draw:text-box>
        </draw:frame>
        <draw:frame draw:style-name="gr32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2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7" draw:text-style-name="P1" draw:layer="layout" svg:width="3.227cm" svg:height="0.623cm" svg:x="10.827cm" svg:y="14.577cm">
          <draw:text-box>
            <text:p><text:span text:style-name="T1">STR(schedule name)</text:span></text:p>
          </draw:text-box>
        </draw:frame>
        <draw:frame draw:style-name="gr33" draw:text-style-name="P1" draw:layer="layout" svg:width="2.013cm" svg:height="0.623cm" svg:x="8.268cm" svg:y="12.521cm">
          <draw:text-box>
            <text:p><text:span text:style-name="T1">templet</text:span></text:p>
          </draw:text-box>
        </draw:frame>
        <draw:frame draw:style-name="gr34" draw:text-style-name="P1" draw:layer="layout" svg:width="2.173cm" svg:height="0.945cm" svg:x="15.308cm" svg:y="6.19cm">
          <draw:text-box>
            <text:p><text:span text:style-name="T1">INT(off secs)</text:span></text:p>
          </draw:text-box>
        </draw:frame>
        <draw:frame draw:style-name="gr17" draw:text-style-name="P1" draw:layer="layout" svg:width="2.178cm" svg:height="0.623cm" svg:x="15.222cm" svg:y="7.918cm">
          <draw:text-box>
            <text:p><text:span text:style-name="T1">INT(on secs)</text:span></text:p>
          </draw:text-box>
        </draw:frame>
        <draw:custom-shape draw:style-name="gr23" draw:text-style-name="P4" xml:id="id6" draw:id="id6" draw:layer="layout" svg:width="1.108cm" svg:height="1.109cm" svg:x="3.167cm" svg:y="4.682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10" draw:id="id10" draw:layer="layout" svg:width="1.109cm" svg:height="1.108cm" svg:x="6.017cm" svg:y="7.51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11" draw:id="id11" draw:layer="layout" svg:width="1.108cm" svg:height="1.108cm" svg:x="11.772cm" svg:y="8.61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xml:id="id12" draw:id="id12" draw:layer="layout" svg:width="1.109cm" svg:height="1.109cm" svg:x="16.963cm" svg:y="6.73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687cm" svg:height="0.623cm" svg:x="1.484cm" svg:y="7.527cm">
          <draw:text-box>
            <text:p><text:span text:style-name="T1">schedule</text:span></text:p>
          </draw:text-box>
        </draw:frame>
        <draw:frame draw:style-name="gr36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23" draw:text-style-name="P4" xml:id="id8" draw:id="id8" draw:layer="layout" svg:width="1.108cm" svg:height="1.109cm" svg:x="8.079cm" svg:y="3.782cm">
          <text:p text:style-name="P3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7" draw:id="id7" draw:layer="layout" svg:width="1.104cm" svg:height="1.108cm" svg:x="12.983cm" svg:y="3.782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9" draw:id="id9" draw:layer="layout" svg:width="1.078cm" svg:height="1.108cm" svg:x="17.28cm" svg:y="3.782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curve" svg:x1="3.721cm" svg:y1="4.682cm" svg:x2="3.658cm" svg:y2="2.87cm" draw:start-shape="id6" draw:start-glue-point="4" draw:end-shape="id1" draw:end-glue-point="8" svg:d="M3721 4682c0-1359-63-453-63-1812" svg:viewBox="0 0 64 1813">
          <text:p/>
        </draw:connector>
        <draw:connector draw:style-name="gr26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26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26" draw:text-style-name="P5" draw:layer="layout" draw:type="curve" draw:line-skew="-0.736cm" svg:x1="7.126cm" svg:y1="8.072cm" svg:x2="11.772cm" svg:y2="9.172cm" draw:start-shape="id10" draw:start-glue-point="10" draw:end-shape="id11" draw:end-glue-point="6" svg:d="M7126 8072c2380 0 58 1100 4646 1100" svg:viewBox="0 0 4647 1101">
          <text:p/>
        </draw:connector>
        <draw:connector draw:style-name="gr26" draw:text-style-name="P5" draw:layer="layout" draw:type="curve" svg:x1="12.88cm" svg:y1="9.172cm" svg:x2="17.518cm" svg:y2="7.844cm" draw:start-shape="id11" draw:start-glue-point="10" draw:end-shape="id12" draw:end-glue-point="8" svg:d="M12880 9172c3092 0 4638-442 4638-1328" svg:viewBox="0 0 4639 1329">
          <text:p/>
        </draw:connector>
        <draw:frame draw:style-name="gr3" draw:text-style-name="P2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39" draw:text-style-name="P4" xml:id="id28" draw:id="id28" draw:layer="layout" svg:width="1.109cm" svg:height="1.109cm" svg:x="11.775cm" svg:y="6.5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40" draw:text-style-name="P5" draw:layer="layout" draw:type="curve" svg:x1="3.721cm" svg:y1="5.791cm" svg:x2="6.017cm" svg:y2="8.072cm" draw:start-shape="id6" draw:start-glue-point="8" draw:end-shape="id10" draw:end-glue-point="6" svg:d="M3721 5791c0 1521 765 2281 2296 2281" svg:viewBox="0 0 2297 2282">
          <text:p/>
        </draw:connector>
        <draw:custom-shape draw:style-name="gr41" draw:text-style-name="P4" xml:id="id13" draw:id="id13" draw:layer="layout" svg:width="1.11cm" svg:height="1.108cm" svg:x="1.44cm" svg:y="8.67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581cm" svg:x1="3.721cm" svg:y1="5.791cm" svg:x2="1.995cm" svg:y2="8.678cm" draw:start-shape="id6" draw:start-glue-point="8" draw:end-shape="id13" draw:end-glue-point="4" svg:d="M3721 5791c0 3037-1726 1594-1726 2887" svg:viewBox="0 0 1727 2888">
          <text:p/>
        </draw:connector>
        <draw:custom-shape draw:style-name="gr41" draw:text-style-name="P4" xml:id="id14" draw:id="id14" draw:layer="layout" svg:width="1.11cm" svg:height="1.108cm" svg:x="4.801cm" svg:y="10.36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5" draw:id="id15" draw:layer="layout" svg:width="1.11cm" svg:height="1.108cm" svg:x="4.801cm" svg:y="13.06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6" draw:id="id16" draw:layer="layout" svg:width="1.11cm" svg:height="1.108cm" svg:x="4.801cm" svg:y="17.664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7" draw:id="id17" draw:layer="layout" svg:width="1.11cm" svg:height="1.108cm" svg:x="4.801cm" svg:y="20.965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svg:x1="1.995cm" svg:y1="9.786cm" svg:x2="4.801cm" svg:y2="10.916cm" draw:start-shape="id13" draw:start-glue-point="8" draw:end-shape="id14" draw:end-glue-point="6" svg:d="M1995 9786c0 754 935 1130 2806 1130" svg:viewBox="0 0 2807 1131">
          <text:p/>
        </draw:connector>
        <draw:connector draw:style-name="gr40" draw:text-style-name="P5" draw:layer="layout" draw:type="curve" svg:x1="1.995cm" svg:y1="9.786cm" svg:x2="4.801cm" svg:y2="13.617cm" draw:start-shape="id13" draw:start-glue-point="8" draw:end-shape="id15" draw:end-glue-point="6" svg:d="M1995 9786c0 2554 935 3831 2806 3831" svg:viewBox="0 0 2807 3832">
          <text:p/>
        </draw:connector>
        <draw:connector draw:style-name="gr40" draw:text-style-name="P5" draw:layer="layout" draw:type="curve" svg:x1="1.995cm" svg:y1="9.786cm" svg:x2="4.801cm" svg:y2="18.218cm" draw:start-shape="id13" draw:start-glue-point="8" draw:end-shape="id16" draw:end-glue-point="6" svg:d="M1995 9786c0 5622 935 8432 2806 8432" svg:viewBox="0 0 2807 8433">
          <text:p/>
        </draw:connector>
        <draw:connector draw:style-name="gr40" draw:text-style-name="P5" draw:layer="layout" draw:type="curve" svg:x1="1.995cm" svg:y1="9.786cm" svg:x2="4.801cm" svg:y2="21.519cm" draw:start-shape="id13" draw:start-glue-point="8" draw:end-shape="id17" draw:end-glue-point="6" svg:d="M1995 9786c0 7822 935 11733 2806 11733" svg:viewBox="0 0 2807 11734">
          <text:p/>
        </draw:connector>
        <draw:custom-shape draw:style-name="gr41" draw:text-style-name="P4" xml:id="id18" draw:id="id18" draw:layer="layout" svg:width="1.11cm" svg:height="1.108cm" svg:x="8.305cm" svg:y="10.36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9" draw:id="id19" draw:layer="layout" svg:width="1.11cm" svg:height="1.108cm" svg:x="9.906cm" svg:y="13.967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20" draw:id="id20" draw:layer="layout" svg:width="1.11cm" svg:height="1.108cm" svg:x="9.907cm" svg:y="11.868cm">
          <text:p text:style-name="P3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1" draw:id="id21" draw:layer="layout" svg:width="1.11cm" svg:height="1.108cm" svg:x="9.907cm" svg:y="17.668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2" draw:id="id22" draw:layer="layout" svg:width="1.11cm" svg:height="1.108cm" svg:x="9.908cm" svg:y="15.969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3" draw:id="id23" draw:layer="layout" svg:width="1.11cm" svg:height="1.108cm" svg:x="9.908cm" svg:y="19.369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40" draw:text-style-name="P5" draw:layer="layout" draw:type="curve" draw:line-skew="0.156cm" svg:x1="9.415cm" svg:y1="10.92cm" svg:x2="2.55cm" svg:y2="9.232cm" draw:start-shape="id18" draw:start-glue-point="10" draw:end-shape="id13" draw:end-glue-point="10" svg:d="M9415 10920c987 0 4419-1688-6865-1688" svg:viewBox="0 0 8132 1689">
          <text:p/>
        </draw:connector>
        <draw:connector draw:style-name="gr40" draw:text-style-name="P5" draw:layer="layout" draw:type="curve" svg:x1="5.911cm" svg:y1="13.617cm" svg:x2="9.906cm" svg:y2="14.521cm" draw:start-shape="id15" draw:start-glue-point="10" draw:end-shape="id19" draw:end-glue-point="6" svg:d="M5911 13617c2997 0 1000 904 3995 904" svg:viewBox="0 0 3996 905">
          <text:p/>
        </draw:connector>
        <draw:connector draw:style-name="gr40" draw:text-style-name="P5" draw:layer="layout" draw:type="curve" svg:x1="5.911cm" svg:y1="13.617cm" svg:x2="9.907cm" svg:y2="12.422cm" draw:start-shape="id15" draw:start-glue-point="10" draw:end-shape="id20" draw:end-glue-point="6" svg:d="M5911 13617c2998 0 1001-1195 3996-1195" svg:viewBox="0 0 3997 1196">
          <text:p/>
        </draw:connector>
        <draw:connector draw:style-name="gr40" draw:text-style-name="P5" draw:layer="layout" draw:type="line" svg:x1="5.911cm" svg:y1="18.218cm" svg:x2="9.907cm" svg:y2="18.222cm" draw:start-shape="id16" draw:start-glue-point="10" draw:end-shape="id21" draw:end-glue-point="6" svg:d="M5911 18218l3996 4" svg:viewBox="0 0 3997 5">
          <text:p/>
        </draw:connector>
        <draw:connector draw:style-name="gr40" draw:text-style-name="P5" draw:layer="layout" draw:type="curve" svg:x1="5.911cm" svg:y1="18.218cm" svg:x2="9.908cm" svg:y2="16.523cm" draw:start-shape="id16" draw:start-glue-point="10" draw:end-shape="id22" draw:end-glue-point="6" svg:d="M5911 18218c2998 0 1000-1695 3997-1695" svg:viewBox="0 0 3998 1696">
          <text:p/>
        </draw:connector>
        <draw:connector draw:style-name="gr40" draw:text-style-name="P5" draw:layer="layout" draw:type="curve" svg:x1="5.911cm" svg:y1="18.218cm" svg:x2="9.908cm" svg:y2="19.923cm" draw:start-shape="id16" draw:start-glue-point="10" draw:end-shape="id23" draw:end-glue-point="6" svg:d="M5911 18218c2998 0 1000 1705 3997 1705" svg:viewBox="0 0 3998 1706">
          <text:p/>
        </draw:connector>
        <draw:custom-shape draw:style-name="gr41" draw:text-style-name="P4" xml:id="id24" draw:id="id24" draw:layer="layout" svg:width="1.11cm" svg:height="1.108cm" svg:x="12.609cm" svg:y="15.97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11.018cm" svg:y1="16.523cm" svg:x2="12.609cm" svg:y2="16.524cm" draw:start-shape="id22" draw:start-glue-point="10" draw:end-shape="id24" draw:end-glue-point="6" svg:d="M11018 16523l1591 1" svg:viewBox="0 0 1592 2">
          <text:p/>
        </draw:connector>
        <draw:connector draw:style-name="gr43" draw:text-style-name="P5" draw:layer="layout" draw:type="curve" draw:line-skew="0.665cm" svg:x1="11.017cm" svg:y1="12.422cm" svg:x2="2.55cm" svg:y2="9.232cm" draw:start-shape="id20" draw:start-glue-point="10" draw:end-shape="id13" draw:end-glue-point="10" svg:d="M11017 12422c1750 0 5984-3190-8467-3190" svg:viewBox="0 0 10420 3191">
          <text:p/>
        </draw:connector>
        <draw:connector draw:style-name="gr43" draw:text-style-name="P5" draw:layer="layout" draw:type="curve" draw:line-skew="1.83cm" svg:x1="11.016cm" svg:y1="14.521cm" svg:x2="2.55cm" svg:y2="9.232cm" draw:start-shape="id19" draw:start-glue-point="10" draw:end-shape="id13" draw:end-glue-point="10" svg:d="M11016 14521c3498 0 7731-5289-8466-5289" svg:viewBox="0 0 11709 5290">
          <text:p/>
        </draw:connector>
        <draw:connector draw:style-name="gr43" draw:text-style-name="P5" draw:layer="layout" draw:type="curve" draw:line-skew="0.422cm" svg:x1="13.719cm" svg:y1="16.524cm" svg:x2="2.55cm" svg:y2="9.232cm" draw:start-shape="id24" draw:start-glue-point="10" draw:end-shape="id13" draw:end-glue-point="10" svg:d="M13719 16524c1386 0 6970-7292-11169-7292" svg:viewBox="0 0 13069 7293">
          <text:p/>
        </draw:connector>
        <draw:connector draw:style-name="gr43" draw:text-style-name="P5" draw:layer="layout" draw:type="curve" draw:line-skew="4.718cm" svg:x1="11.017cm" svg:y1="18.222cm" svg:x2="2.55cm" svg:y2="9.232cm" draw:start-shape="id21" draw:start-glue-point="10" draw:end-shape="id13" draw:end-glue-point="10" svg:d="M11017 18222c7830 0 12063-8990-8467-8990" svg:viewBox="0 0 14930 8991">
          <text:p/>
        </draw:connector>
        <draw:connector draw:style-name="gr43" draw:text-style-name="P5" draw:layer="layout" draw:type="curve" draw:line-skew="5.348cm" svg:x1="11.018cm" svg:y1="19.923cm" svg:x2="2.55cm" svg:y2="9.232cm" draw:start-shape="id23" draw:start-glue-point="10" draw:end-shape="id13" draw:end-glue-point="10" svg:d="M11018 19923c8775 0 13009-10691-8468-10691" svg:viewBox="0 0 15636 10692">
          <text:p/>
        </draw:connector>
        <draw:custom-shape draw:style-name="gr41" draw:text-style-name="P4" xml:id="id25" draw:id="id25" draw:layer="layout" svg:width="1.11cm" svg:height="1.108cm" svg:x="9.805cm" svg:y="20.966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6" draw:id="id26" draw:layer="layout" svg:width="1.11cm" svg:height="1.108cm" svg:x="13.833cm" svg:y="22.349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7" draw:id="id27" draw:layer="layout" svg:width="1.11cm" svg:height="1.108cm" svg:x="13.834cm" svg:y="24.35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5.911cm" svg:y1="21.519cm" svg:x2="9.805cm" svg:y2="21.52cm" draw:start-shape="id17" draw:start-glue-point="10" draw:end-shape="id25" draw:end-glue-point="6" svg:d="M5911 21519l3894 1" svg:viewBox="0 0 3895 2">
          <text:p/>
        </draw:connector>
        <draw:connector draw:style-name="gr43" draw:text-style-name="P5" draw:layer="layout" draw:type="curve" draw:line-skew="6.181cm" svg:x1="10.915cm" svg:y1="21.52cm" svg:x2="2.55cm" svg:y2="9.232cm" draw:start-shape="id25" draw:start-glue-point="10" draw:end-shape="id13" draw:end-glue-point="10" svg:d="M10915 21520c10024 0 14207-12288-8365-12288" svg:viewBox="0 0 16458 12289">
          <text:p/>
        </draw:connector>
        <draw:connector draw:style-name="gr43" draw:text-style-name="P5" draw:layer="layout" draw:type="curve" draw:line-skew="2.842cm" svg:x1="14.943cm" svg:y1="22.903cm" svg:x2="2.55cm" svg:y2="9.232cm" draw:start-shape="id26" draw:start-glue-point="10" draw:end-shape="id13" draw:end-glue-point="10" svg:d="M14943 22903c5016 0 11212-13671-12393-13671" svg:viewBox="0 0 17062 13672">
          <text:p/>
        </draw:connector>
        <draw:connector draw:style-name="gr40" draw:text-style-name="P5" draw:layer="layout" draw:type="curve" svg:x1="10.36cm" svg:y1="22.074cm" svg:x2="13.833cm" svg:y2="22.903cm" draw:start-shape="id25" draw:start-glue-point="8" draw:end-shape="id26" draw:end-glue-point="6" svg:d="M10360 22074c0 553 1157 829 3473 829" svg:viewBox="0 0 3474 830">
          <text:p/>
        </draw:connector>
        <draw:connector draw:style-name="gr40" draw:text-style-name="P5" draw:layer="layout" draw:type="curve" svg:x1="10.36cm" svg:y1="22.074cm" svg:x2="13.834cm" svg:y2="24.904cm" draw:start-shape="id25" draw:start-glue-point="8" draw:end-shape="id27" draw:end-glue-point="6" svg:d="M10360 22074c0 1887 1158 2830 3474 2830" svg:viewBox="0 0 3475 2831">
          <text:p/>
        </draw:connector>
        <draw:connector draw:style-name="gr43" draw:text-style-name="P5" draw:layer="layout" draw:type="curve" draw:line-skew="3.408cm" svg:x1="14.944cm" svg:y1="24.904cm" svg:x2="2.55cm" svg:y2="9.232cm" draw:start-shape="id27" draw:start-glue-point="10" draw:end-shape="id13" draw:end-glue-point="10" svg:d="M14944 24904c5865 0 12062-15672-12394-15672" svg:viewBox="0 0 17692 15673">
          <text:p/>
        </draw:connector>
        <draw:frame draw:style-name="gr8" draw:text-style-name="P1" draw:layer="layout" svg:width="1.687cm" svg:height="0.623cm" svg:x="8.15cm" svg:y="14.611cm">
          <draw:text-box>
            <text:p><text:span text:style-name="T1">schedule</text:span></text:p>
          </draw:text-box>
        </draw:frame>
        <draw:connector draw:style-name="gr40" draw:text-style-name="P5" draw:layer="layout" draw:type="curve" svg:x1="8.079cm" svg:y1="4.337cm" svg:x2="4.275cm" svg:y2="5.237cm" draw:start-shape="id8" draw:start-glue-point="6" draw:end-shape="id6" draw:end-glue-point="10" svg:d="M8079 4337c-2851 0-950 900-3804 900" svg:viewBox="0 0 3805 901">
          <text:p/>
        </draw:connector>
        <draw:connector draw:style-name="gr43" draw:text-style-name="P5" draw:layer="layout" draw:type="curve" svg:x1="6.572cm" svg:y1="7.518cm" svg:x2="4.275cm" svg:y2="5.237cm" draw:start-shape="id10" draw:start-glue-point="4" draw:end-shape="id6" draw:end-glue-point="10" svg:d="M6572 7518c0-1521-765-2281-2297-2281" svg:viewBox="0 0 2298 2282">
          <text:p/>
        </draw:connector>
        <draw:connector draw:style-name="gr43" draw:text-style-name="P5" draw:layer="layout" draw:type="curve" svg:x1="12.33cm" svg:y1="6.595cm" svg:x2="4.275cm" svg:y2="5.237cm" draw:start-shape="id28" draw:start-glue-point="4" draw:end-shape="id6" draw:end-glue-point="10" svg:d="M12330 6595c0-906-2685-1358-8055-1358" svg:viewBox="0 0 8056 1359">
          <text:p/>
        </draw:connector>
        <draw:connector draw:style-name="gr40" draw:text-style-name="P5" draw:layer="layout" draw:type="curve" draw:line-skew="-0.807cm" svg:x1="7.126cm" svg:y1="8.072cm" svg:x2="11.775cm" svg:y2="7.15cm" draw:start-shape="id10" draw:start-glue-point="10" draw:end-shape="id28" draw:end-glue-point="6" svg:d="M7126 8072c2275 0-49-922 4649-922" svg:viewBox="0 0 4650 923">
          <text:p/>
        </draw:connector>
        <draw:connector draw:style-name="gr43" draw:text-style-name="P5" draw:layer="layout" draw:type="curve" svg:x1="17.518cm" svg:y1="6.735cm" svg:x2="4.275cm" svg:y2="5.237cm" draw:start-shape="id12" draw:start-glue-point="4" draw:end-shape="id6" draw:end-glue-point="10" svg:d="M17518 6735c0-999-4414-1498-13243-1498" svg:viewBox="0 0 13244 1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6-04-12T11:24:46.381971240</dc:date>
    <meta:editing-duration>P2DT3H31M11S</meta:editing-duration>
    <meta:editing-cycles>27</meta:editing-cycles>
    <meta:generator>LibreOffice/4.4.3.2$Linux_X86_64 LibreOffice_project/40m0$Build-2</meta:generator>
    <meta:print-date>2016-04-01T14:05:37.568278000</meta:print-date>
    <meta:document-statistic meta:object-count="111"/>
  </office:meta>
</office:document-meta>
</file>